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EF0000004E9B518EFB0EE7DC3B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688in" table:align="margins"/>
    </style:style>
    <style:style style:name="Table2.A" style:family="table-column">
      <style:table-column-properties style:column-width="6.6688in" style:rel-column-width="65535*"/>
    </style:style>
    <style:style style:name="Table2.1" style:family="table-row">
      <style:table-row-properties style:min-row-height="0.3715in"/>
    </style:style>
    <style:style style:name="Table2.A1" style:family="table-cell">
      <style:table-cell-properties style:vertical-align="middle" fo:padding="0.0382in" fo:border="0.05pt solid #666666"/>
    </style:style>
    <style:style style:name="Table4" style:family="table">
      <style:table-properties style:width="6.6646in" table:align="left"/>
    </style:style>
    <style:style style:name="Table4.A" style:family="table-column">
      <style:table-column-properties style:column-width="3.3104in"/>
    </style:style>
    <style:style style:name="Table4.B" style:family="table-column">
      <style:table-column-properties style:column-width="3.3542in"/>
    </style:style>
    <style:style style:name="Table4.A1" style:family="table-cell">
      <style:table-cell-properties fo:background-color="#dddddd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4.B1" style:family="table-cell">
      <style:table-cell-properties fo:background-color="#dddddd" fo:padding="0.0382in" fo:border="0.05pt solid #999999">
        <style:background-image/>
      </style:table-cell-properties>
    </style:style>
    <style:style style:name="Table4.A2" style:family="table-cell">
      <style:table-cell-properties fo:padding="0.0382in" fo:border-left="0.05pt solid #999999" fo:border-right="none" fo:border-top="none" fo:border-bottom="0.05pt solid #999999"/>
    </style:style>
    <style:style style:name="Table4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4.A3" style:family="table-cell">
      <style:table-cell-properties fo:padding="0.0382in" fo:border-left="0.05pt solid #999999" fo:border-right="none" fo:border-top="none" fo:border-bottom="0.05pt solid #999999"/>
    </style:style>
    <style:style style:name="Table4.B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4.A4" style:family="table-cell">
      <style:table-cell-properties fo:padding="0.0382in" fo:border-left="0.05pt solid #999999" fo:border-right="none" fo:border-top="none" fo:border-bottom="0.05pt solid #999999"/>
    </style:style>
    <style:style style:name="Table4.B4" style:family="table-cell">
      <style:table-cell-properties fo:padding="0.0382in" fo:border-left="0.05pt solid #999999" fo:border-right="0.05pt solid #999999" fo:border-top="none" fo:border-bottom="0.05pt solid #999999"/>
    </style:style>
    <style:style style:name="P1" style:family="paragraph" style:parent-style-name="Table_20_Contents">
      <style:paragraph-properties fo:margin-left="0in" fo:margin-right="0.1866in" fo:margin-top="0in" fo:margin-bottom="0in" loext:contextual-spacing="false" fo:text-align="end" style:justify-single-word="false" fo:text-indent="0in" style:auto-text-indent="false" text:number-lines="false" text:line-number="0"/>
      <style:text-properties officeooo:rsid="01e5be80" officeooo:paragraph-rsid="01e5be80"/>
    </style:style>
    <style:style style:name="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2e81eb" officeooo:paragraph-rsid="01384d87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P5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P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1954bf6" officeooo:paragraph-rsid="01f39629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officeooo:paragraph-rsid="01f27f4c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officeooo:paragraph-rsid="02065169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fo:color="#000080" style:font-name="FreeSans" fo:font-size="8pt" fo:language="zxx" fo:country="none" style:text-underline-style="solid" style:text-underline-width="auto" style:text-underline-color="font-color" fo:font-weight="normal" officeooo:rsid="02016be0" officeooo:paragraph-rsid="02152b73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8pt" officeooo:rsid="00113b61" officeooo:paragraph-rsid="02065169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8pt" fo:font-weight="bold" officeooo:rsid="020986b2" officeooo:paragraph-rsid="020986b2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FreeSans" fo:font-size="8pt" officeooo:paragraph-rsid="02065169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8pt" officeooo:paragraph-rsid="020baa5c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8pt" officeooo:rsid="02065169" officeooo:paragraph-rsid="02065169" style:font-size-asian="8pt" style:font-size-complex="8pt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fo:color="#000080" style:font-name="FreeSans" fo:font-size="8pt" fo:language="zxx" fo:country="none" style:text-underline-style="solid" style:text-underline-width="auto" style:text-underline-color="font-color" fo:font-weight="normal" officeooo:rsid="02016be0" officeooo:paragraph-rsid="02152b73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6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T1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FreeSans" fo:font-size="8pt" fo:font-weight="bold" officeooo:rsid="012f461b" style:font-size-asian="8pt" style:font-weight-asian="bold" style:font-size-complex="8pt" style:font-weight-complex="bold"/>
    </style:style>
    <style:style style:name="T3" style:family="text">
      <style:text-properties style:font-name="FreeSans" fo:font-size="8pt" officeooo:rsid="0213940c" style:font-size-asian="8pt" style:font-size-complex="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4b4950"/>
    </style:style>
    <style:style style:name="T7" style:family="text">
      <style:text-properties officeooo:rsid="01e5be80"/>
    </style:style>
    <style:style style:name="T8" style:family="text">
      <style:text-properties officeooo:rsid="0119b6c5"/>
    </style:style>
    <style:style style:name="T9" style:family="text">
      <style:text-properties fo:color="#000080" style:font-name="FreeSans" fo:font-size="8pt" fo:language="zxx" fo:country="none" style:text-underline-style="solid" style:text-underline-width="auto" style:text-underline-color="font-color" fo:font-weight="normal" officeooo:rsid="01f2c72f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10" style:family="text">
      <style:text-properties officeooo:rsid="020f8305"/>
    </style:style>
    <style:style style:name="T11" style:family="text">
      <style:text-properties officeooo:rsid="0213940c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e" text:name="py3o.date"/>
        <text:user-field-decl office:value-type="string" office:string-value="report['date']" text:name="py3o.report.date"/>
        <text:user-field-decl office:value-type="string" office:string-value="last" text:name="py3o.last"/>
        <text:user-field-decl office:value-type="string" office:string-value="period" text:name="py3o.objects.period"/>
        <text:user-field-decl office:value-type="string" office:string-value="dependence_id" text:name="py3o.objects.dependence_id"/>
        <text:user-field-decl office:value-type="string" office:string-value="document_type_id" text:name="py3o.objects.document_type_id"/>
        <text:user-field-decl office:value-type="string" office:string-value="dependence_id.name" text:name="py3o.objects.dependence_id.name"/>
        <text:user-field-decl office:value-type="string" office:string-value="document_type_id.name" text:name="py3o.objects.document_type_id.name"/>
        <text:user-field-decl office:value-type="string" office:string-value="context_today" text:name="py3o.context_today"/>
        <text:user-field-decl office:value-type="string" office:string-value="doc" text:name="py3o.doc"/>
        <text:user-field-decl office:value-type="string" office:string-value="name" text:name="py3o.name"/>
        <text:user-field-decl office:value-type="string" office:string-value="name" text:name="py3o.objects.name"/>
        <text:user-field-decl office:value-type="string" office:string-value="report['map_website_id']" text:name="py3o.report.map_website_id"/>
        <text:user-field-decl office:value-type="string" office:string-value="object.name" text:name="py3o.object.name"/>
        <text:user-field-decl office:value-type="string" office:string-value="object.partner_name" text:name="py3o.object.partner_name"/>
        <text:user-field-decl office:value-type="string" office:string-value="date" text:name="py3o.object.date"/>
        <text:user-field-decl office:value-type="string" office:string-value="date" text:name="py3o.objects.date"/>
        <text:user-field-decl office:value-type="string" office:string-value="listing" text:name="py3o.object.listing"/>
        <text:user-field-decl office:value-type="string" office:string-value="listing" text:name="py3o.objects.listing"/>
        <text:user-field-decl office:value-type="string" office:string-value="Ligne adresse société" text:name="py3o.cline"/>
        <text:user-field-decl office:value-type="string" office:string-value="name" text:name="py3o.concession.name"/>
        <text:user-field-decl office:value-type="string" office:string-value="start_date" text:name="py3o.concession.start_date"/>
        <text:user-field-decl office:value-type="string" office:string-value="expiration_date" text:name="py3o.concession.expiration_date"/>
        <text:user-field-decl office:value-type="string" office:string-value="concessionaire_id.name" text:name="py3o.concession.concessionaire_id.name"/>
        <text:user-field-decl office:value-type="string" office:string-value="state" text:name="py3o.concession.state"/>
        <text:user-field-decl office:value-type="string" office:string-value="start_date" text:name="py3o.o.start_date"/>
        <text:user-field-decl office:value-type="string" office:string-value="lang" text:name="py3o.lang"/>
        <text:user-field-decl office:value-type="string" office:string-value="start_date" text:name="py3o.start_date"/>
        <text:user-field-decl office:value-type="string" office:string-value="location" text:name="py3o.objects.location"/>
        <text:user-field-decl office:value-type="string" office:string-value="concessionaire_id.name" text:name="py3o.objects.concessionaire_id.name"/>
        <text:user-field-decl office:value-type="string" office:string-value="expiration_date" text:name="py3o.objects.expiration_date"/>
        <text:user-field-decl office:value-type="string" office:string-value="date" text:name="py3o.event.date"/>
        <text:user-field-decl office:value-type="string" office:string-value="event_type_id.name" text:name="py3o.event.event_type_id.name"/>
        <text:user-field-decl office:value-type="string" office:string-value="name" text:name="py3o.event.name"/>
        <text:user-field-decl office:value-type="string" office:string-value="concessionaire_id.name" text:name="py3o.event.concessionaire_id.name"/>
        <text:user-field-decl office:value-type="string" office:string-value="document_id.name" text:name="py3o.event.document_id.name"/>
        <text:user-field-decl office:value-type="string" office:string-value="comment" text:name="py3o.highlight.comment"/>
        <text:user-field-decl office:value-type="string" office:string-value="level" text:name="py3o.highlight.level"/>
        <text:user-field-decl office:value-type="string" office:string-value="context" text:name="py3o.context"/>
        <text:user-field-decl office:value-type="string" office:string-value="_context" text:name="py3o._context"/>
        <text:user-field-decl office:value-type="string" office:string-value="_context" text:name="py3o.objects._context"/>
        <text:user-field-decl office:value-type="string" office:string-value="create_uid" text:name="py3o.highlight.create_uid"/>
        <text:user-field-decl office:value-type="string" office:string-value="write_uid" text:name="py3o.highlight.write_uid"/>
        <text:user-field-decl office:value-type="float" office:value="0" text:name="py3o.highlight.create_date"/>
        <text:user-field-decl office:value-type="string" office:string-value="create_uid.name" text:name="py3o.highlight.create_uid.name"/>
        <text:user-field-decl office:value-type="string" office:string-value="create_write.name" text:name="py3o.highlight.write_uid.name"/>
        <text:user-field-decl office:value-type="string" office:string-value="name" text:name="py3o.dependence.name"/>
        <text:user-field-decl office:value-type="string" office:string-value="main_topic.name" text:name="py3o.main_topic.name"/>
        <text:user-field-decl office:value-type="string" office:string-value="main_topic.secondary_topics_display_name" text:name="py3o.main_topic.secondary_topics_display_name"/>
      </text:user-field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user-field-get text:name="py3o.objects.name">name</text:user-field-get></text:p>
          </table:table-cell>
        </table:table-row>
      </table:table>
      <text:p text:style-name="P9"/>
      <text:p text:style-name="P9"/>
      <text:p text:style-name="P9"><text:a xlink:type="simple" xlink:href="py3o://if=%22objects.document_topic_ids%22" text:style-name="Internet_20_link" text:visited-style-name="Visited_20_Internet_20_Link"><text:span text:style-name="T11">if="objects.document_topic_id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Tema Principal</text:p>
          </table:table-cell>
          <table:table-cell table:style-name="Table4.B1" office:value-type="string">
            <text:p text:style-name="P11">Tema<text:span text:style-name="T10">s</text:span> Secundario<text:span text:style-name="T10">s</text:span></text:p>
          </table:table-cell>
        </table:table-row>
        <table:table-row>
          <table:table-cell table:style-name="Table4.A2" office:value-type="string">
            <text:p text:style-name="P8"><text:a xlink:type="simple" xlink:href="py3o://for=%22main_topic%20in%20objects.document_topic_ids%22" text:style-name="Internet_20_link" text:visited-style-name="Visited_20_Internet_20_Link"><text:span text:style-name="T3">for="main_topic in objects.document_topic_ids"</text:span></text:a></text:p>
          </table:table-cell>
          <table:table-cell table:style-name="Table4.B2" office:value-type="string">
            <text:p text:style-name="P12"/>
          </table:table-cell>
        </table:table-row>
        <table:table-row>
          <table:table-cell table:style-name="Table4.A3" office:value-type="string">
            <text:p text:style-name="P13"><text:user-field-get text:name="py3o.main_topic.name">main_topic.name</text:user-field-get></text:p>
          </table:table-cell>
          <table:table-cell table:style-name="Table4.B3" office:value-type="string">
            <text:p text:style-name="P14"><text:user-field-get text:name="py3o.main_topic.secondary_topics_display_name">main_topic.secondary_topics_display_name</text:user-field-get></text:p>
          </table:table-cell>
        </table:table-row>
        <table:table-row>
          <table:table-cell table:style-name="Table4.A4" office:value-type="string">
            <text:p text:style-name="P10"><text:a xlink:type="simple" xlink:href="py3o:///for" text:style-name="Internet_20_link" text:visited-style-name="Visited_20_Internet_20_Link">/for</text:a></text:p>
          </table:table-cell>
          <table:table-cell table:style-name="Table4.B4" office:value-type="string">
            <text:p text:style-name="P12"/>
          </table:table-cell>
        </table:table-row>
      </table:table>
      <text:p text:style-name="P7"><text:a xlink:type="simple" xlink:href="py3o:///if" text:style-name="Internet_20_link" text:visited-style-name="Visited_20_Internet_20_Link"><text:span text:style-name="T9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 style:master-page-name="">
      <style:paragraph-properties fo:margin-top="0.0402in" fo:margin-bottom="0in" loext:contextual-spacing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688in" table:align="margins"/>
    </style:style>
    <style:style style:name="Table1.A" style:family="table-column">
      <style:table-column-properties style:column-width="3.334in" style:rel-column-width="32764*"/>
    </style:style>
    <style:style style:name="Table1.B" style:family="table-column">
      <style:table-column-properties style:column-width="3.3347in" style:rel-column-width="32771*"/>
    </style:style>
    <style:style style:name="Table1.1" style:family="table-row">
      <style:table-row-properties style:min-row-height="0.7972in"/>
    </style:style>
    <style:style style:name="Table1.A1" style:family="table-cell">
      <style:table-cell-properties style:vertical-align="middle" fo:padding="0in" fo:border="none"/>
    </style:style>
    <style:style style:name="Table3" style:family="table">
      <style:table-properties style:width="6.6688in" table:align="margins"/>
    </style:style>
    <style:style style:name="Table3.A" style:family="table-column">
      <style:table-column-properties style:column-width="6.6688in" style:rel-column-width="65535*"/>
    </style:style>
    <style:style style:name="Table3.A1" style:family="table-cell">
      <style:table-cell-properties fo:padding="0.0382in" fo:border-left="none" fo:border-right="none" fo:border-top="0.05pt solid #808080" fo:border-bottom="none"/>
    </style:style>
    <style:style style:name="MP1" style:family="paragraph" style:parent-style-name="Table_20_Contents">
      <style:paragraph-properties fo:margin-left="0in" fo:margin-right="0.1866in" fo:margin-top="0in" fo:margin-bottom="0in" loext:contextual-spacing="false" fo:text-align="end" style:justify-single-word="false" fo:text-indent="0in" style:auto-text-indent="false" text:number-lines="false" text:line-number="0"/>
      <style:text-properties officeooo:rsid="01e5be80" officeooo:paragraph-rsid="01e5be80"/>
    </style:style>
    <style:style style:name="M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2e81eb" officeooo:paragraph-rsid="01384d87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MP4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MP5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MT1" style:family="text">
      <style:text-properties style:font-name="FreeSans" fo:font-size="8pt" fo:font-weight="bold" officeooo:rsid="012f461b" style:font-size-asian="8pt" style:font-weight-asian="bold" style:font-size-complex="8pt" style:font-weight-complex="bold"/>
    </style:style>
    <style:style style:name="MT2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officeooo:rsid="004b4950"/>
    </style:style>
    <style:style style:name="MT6" style:family="text">
      <style:text-properties officeooo:rsid="01e5be80"/>
    </style:style>
    <style:style style:name="MT7" style:family="text">
      <style:text-properties officeooo:rsid="0119b6c5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fo:border="0.06pt solid #666666" fo:padding="0.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#ffff6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6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1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Contents"><draw:frame draw:style-name="Mfr1" draw:name="Image1" text:anchor-type="paragraph" svg:x="-0.002in" svg:y="-0.2626in" svg:width="3.3335in" svg:height="0.5252in" draw:z-index="0"><draw:image xlink:href="Pictures/10000000000001EF0000004E9B518EFB0EE7DC3B.jpg" xlink:type="simple" xlink:show="embed" xlink:actuate="onLoad" loext:mime-type="image/jpeg"/></draw:frame></text:p>
            </table:table-cell>
            <table:table-cell table:style-name="Table1.A1" office:value-type="string">
              <text:p text:style-name="MP1"><text:span text:style-name="MT1">L</text:span><text:span text:style-name="MT2">istado de Temas y Subtemas de Documentos</text:span></text:p>
              <text:p text:style-name="MP2">Fecha: <text:span text:style-name="MT3"><text:date style:data-style-name="N10036" text:date-value="2018-03-27T15:13:20.297614233">27/03/2018</text:date></text:span></text:p>
              <text:p text:style-name="MP3"><text:span text:style-name="MT4">Página:</text:span> <text:page-number text:select-page="current">1</text:page-number><text:s/>de <text:page-count>1</text:page-count></text:p>
            </table:table-cell>
          </table:table-row>
        </table:table>
        <text:p text:style-name="Header"/>
      </style:header>
      <style:footer>
        <text:p text:style-name="MP4"/>
        <text:p text:style-name="MP4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5"/>
              <text:p text:style-name="MP5"><text:span text:style-name="MT5">Reporte generado por el </text:span>Sistema de <text:span text:style-name="MT6">Gestión Documental</text:span><text:line-break/>Tribunal Municipal de Cuentas – <text:span text:style-name="MT7">Municipalidad de Rosario</text:span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8-03-27T15:13:20.135449819</dc:date>
    <meta:editing-duration>P10DT23H33M27S</meta:editing-duration>
    <meta:editing-cycles>665</meta:editing-cycles>
    <meta:generator>LibreOffice/6.0.2.1$Linux_X86_64 LibreOffice_project/00m0$Build-1</meta:generator>
    <meta:document-statistic meta:table-count="4" meta:image-count="1" meta:object-count="0" meta:page-count="1" meta:paragraph-count="13" meta:word-count="41" meta:character-count="356" meta:non-whitespace-character-count="327"/>
    <meta:user-defined meta:name="Info 1"/>
    <meta:user-defined meta:name="Info 2"/>
    <meta:user-defined meta:name="Info 3"/>
    <meta:user-defined meta:name="Info 4"/>
  </office:meta>
</office:document-meta>
</file>